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31A00000253D1D24142.png"/>
  <manifest:file-entry manifest:media-type="image/png" manifest:full-path="Pictures/10000000000003200000025809C7EF31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rown-title">
      <style:graphic-properties draw:auto-grow-height="true" fo:min-height="3.506cm"/>
    </style:style>
    <style:style style:name="pr2" style:family="presentation" style:parent-style-name="lyt-brown-subtitle">
      <style:graphic-properties draw:fill-color="#ffffff" draw:auto-grow-height="true" fo:min-height="13.859cm"/>
    </style:style>
    <style:style style:name="pr3" style:family="presentation" style:parent-style-name="lyt-brown-notes">
      <style:graphic-properties draw:fill-color="#ffffff" draw:auto-grow-height="true" fo:min-height="12.572cm"/>
    </style:style>
    <style:style style:name="pr4" style:family="presentation" style:parent-style-name="lyt-brown-title">
      <style:graphic-properties fo:min-height="3.506cm"/>
    </style:style>
    <style:style style:name="pr5" style:family="presentation" style:parent-style-name="lyt-brown-outline1">
      <style:graphic-properties fo:min-height="1.436cm"/>
    </style:style>
    <style:style style:name="pr6" style:family="presentation" style:parent-style-name="lyt-brown-notes">
      <style:graphic-properties draw:fill-color="#ffffff" fo:min-height="12.572cm"/>
    </style:style>
    <style:style style:name="pr7" style:family="presentation" style:parent-style-name="lyt-brown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threaded Unit Testing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Introduction to Multi-Threaded Unit Testing</text:p>
            <text:p><text:span text:style-name="T1">© Stephen Reece 2011</text:span></text:p>
            <text:p><text:span text:style-name="T1">Slide show licensed under Creative Commons Attribution-ShareAlike license.</text:span></text:p>
            <text:p><text:span text:style-name="T1">Source code licensed under MIT license.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 xml:id="id2" draw:id="id2">
        <draw:frame presentation:style-name="pr4" draw:layer="layout" svg:width="25.199cm" svg:height="3.506cm" svg:x="1.4cm" svg:y="0.837cm" presentation:class="title">
          <draw:text-box>
            <text:p>Website</text:p>
          </draw:text-box>
        </draw:frame>
        <draw:frame presentation:style-name="pr5" draw:text-style-name="P3" draw:layer="layout" svg:width="25.199cm" svg:height="3.009cm" svg:x="1.4cm" svg:y="7.214cm" presentation:class="outline" presentation:user-transformed="true">
          <draw:text-box>
            <text:list text:style-name="L2">
              <text:list-header>
                <text:p text:style-name="P2"><text:span text:style-name="T2">www.stevesdevbox.com</text:span></text:p>
                <text:p text:style-name="P2"><text:span text:style-name="T2">code.google.com/p/reece-example-code/</text:span></text:p>
              </text:list-header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Need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4" text:id="id4">Unit testing is essential in writing quality code</text:p>
              </text:list-item>
              <text:list-item>
                <text:p xml:id="id5" text:id="id5">Unit testing threaded logic is essential in reducing</text:p>
                <text:list>
                  <text:list-item>
                    <text:p xml:id="id6" text:id="id6">Deadlocks</text:p>
                  </text:list-item>
                  <text:list-item>
                    <text:p xml:id="id7" text:id="id7">Race conditions</text:p>
                  </text:list-item>
                  <text:list-item>
                    <text:p xml:id="id8" text:id="id8">Bugs</text:p>
                  </text:list-item>
                </text:list>
              </text:list-item>
              <text:list-item>
                <text:p xml:id="id9" text:id="id9">Mocks, Lambda, Generics, and Anonymous methods are your friends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 xml:id="id10" draw:id="id1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ols in this Exampl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11" text:id="id11">Visual Studio 2010</text:p>
              </text:list-item>
              <text:list-item>
                <text:p xml:id="id12" text:id="id12">Nunit framework</text:p>
              </text:list-item>
              <text:list-item>
                <text:p xml:id="id13" text:id="id13">Moq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 xml:id="id14" draw:id="id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tu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15" text:id="id15">Controller for three processes</text:p>
              </text:list-item>
              <text:list-item>
                <text:p xml:id="id16" text:id="id16">One process gets items and queues them</text:p>
              </text:list-item>
              <text:list-item>
                <text:p xml:id="id17" text:id="id17">One process performs complex calculations on queued items and then adds them to another queue</text:p>
              </text:list-item>
              <text:list-item>
                <text:p xml:id="id18" text:id="id18">One process picks up calculated items and sends them for transformation.</text:p>
              </text:list-item>
              <text:list-item>
                <text:p xml:id="id19" text:id="id19">Let's code some interfaces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 xml:id="id20" draw:id="id2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FactHandle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21" text:id="id21">Interface for the controller: IFactHandler</text:p>
              </text:list-item>
              <text:list-item>
                <text:p xml:id="id22" text:id="id22">Create stubbed in class</text:p>
              </text:list-item>
              <text:list-item>
                <text:p xml:id="id23" text:id="id23">Let's code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 xml:id="id24" draw:id="id2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 Setup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25" text:id="id25">Create mock for each processor</text:p>
              </text:list-item>
              <text:list-item>
                <text:p xml:id="id26" text:id="id26">Create the controller and assign mocks</text:p>
              </text:list-item>
              <text:list-item>
                <text:p xml:id="id27" text:id="id27">Let's code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 xml:id="id28" draw:id="id2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– Join() and WaitOne(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9" text:id="id29">We will require the controller is threaded</text:p>
              </text:list-item>
              <text:list-item>
                <text:p xml:id="id30" text:id="id30">First test will be to insure a processor is started in a thread.</text:p>
              </text:list-item>
              <text:list-item>
                <text:p xml:id="id31" text:id="id31">Let's code</text:p>
              </text:list-item>
              <text:list-item>
                <text:p xml:id="id32" text:id="id32">The .Join() at the end insures the threads shut down before the tests exit.</text:p>
              </text:list-item>
              <text:list-item>
                <text:p xml:id="id33" text:id="id33">Rinse and repeat for the other processors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 xml:id="id34" draw:id="id3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– multiple WaitOne()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35" text:id="id35">To test Stop() we have to make sure the threads start before we stop them.</text:p>
              </text:list-item>
              <text:list-item>
                <text:p xml:id="id36" text:id="id36">Use multiple EventWaitHandles to control the flow of the test.</text:p>
              </text:list-item>
              <text:list-item>
                <text:p xml:id="id37" text:id="id37">Let's code</text:p>
              </text:list-item>
              <text:list-item>
                <text:p xml:id="id38" text:id="id38">Rinse and repeat for other processes.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2T1" xml:id="id39" draw:id="id3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– Sleep() *ack!*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40" text:id="id40">Don't use Sleep() unless you have to</text:p>
              </text:list-item>
              <text:list-item>
                <text:p xml:id="id41" text:id="id41">We have to for testing the thread stays running</text:p>
              </text:list-item>
              <text:list-item>
                <text:p xml:id="id42" text:id="id42">Let's code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2T1" xml:id="id43" draw:id="id4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– lock and Pulse()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44" text:id="id44">Test that all processes get signaled</text:p>
              </text:list-item>
              <text:list-item>
                <text:p xml:id="id45" text:id="id45">Test against all three processes</text:p>
              </text:list-item>
              <text:list-item>
                <text:p xml:id="id46" text:id="id46">Use lock primitive to protect access to counter</text:p>
              </text:list-item>
              <text:list-item>
                <text:p xml:id="id47" text:id="id47">Use Monitor.Wait() and Monitor.Pulse() to coordinate threads.</text:p>
              </text:list-item>
              <text:list-item>
                <text:p xml:id="id48" text:id="id48">Let's code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2" draw:fill-image-width="0cm" draw:fill-image-height="0cm"/>
    </style:style>
    <style:style style:name="Mdp4" style:family="drawing-page">
      <style:drawing-page-properties draw:background-size="border" draw:fill="bitmap" draw:fill-image-name="sunrise_5f_box" draw:fill-image-width="0cm" draw:fill-image-height="0cm"/>
    </style:style>
    <style:style style:name="Mdp5" style:family="drawing-page">
      <style:drawing-page-properties draw:background-size="border" draw:fill="bitmap" draw:fill-image-name="ashapes9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3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4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5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01T22:18:34.95</meta:creation-date>
    <meta:editing-duration>PT1H5M38S</meta:editing-duration>
    <meta:editing-cycles>16</meta:editing-cycles>
    <dc:date>2011-06-01T23:39:30.84</dc:date>
    <meta:generator>OpenOffice.org/3.3$Win32 OpenOffice.org_project/330m20$Build-9567</meta:generator>
    <meta:document-statistic meta:object-count="109"/>
  </office:meta>
</office:document-meta>
</file>